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deb6" officeooo:paragraph-rsid="001fdeb6"/>
    </style:style>
    <style:style style:name="P2" style:family="paragraph" style:parent-style-name="Standard">
      <style:paragraph-properties fo:text-align="end" style:justify-single-word="false"/>
      <style:text-properties officeooo:rsid="001fdeb6" officeooo:paragraph-rsid="001fdeb6"/>
    </style:style>
    <style:style style:name="P3" style:family="paragraph" style:parent-style-name="Standard">
      <style:paragraph-properties fo:text-align="start" style:justify-single-word="false"/>
      <style:text-properties officeooo:rsid="001fdeb6" officeooo:paragraph-rsid="00290f7a"/>
    </style:style>
    <style:style style:name="P4" style:family="paragraph" style:parent-style-name="Standard">
      <style:text-properties officeooo:paragraph-rsid="001fdeb6"/>
    </style:style>
    <style:style style:name="P5" style:family="paragraph" style:parent-style-name="Standard">
      <style:text-properties officeooo:rsid="00200e83" officeooo:paragraph-rsid="00200e83"/>
    </style:style>
    <style:style style:name="P6" style:family="paragraph" style:parent-style-name="Standard">
      <style:text-properties officeooo:rsid="00200e83" officeooo:paragraph-rsid="0021ed08" loext:padding="0cm" loext:border="none"/>
    </style:style>
    <style:style style:name="P7" style:family="paragraph" style:parent-style-name="Standard">
      <style:text-properties fo:font-weight="bold" officeooo:rsid="0021bd2b" officeooo:paragraph-rsid="0021bd2b" style:font-weight-asian="bold" style:font-weight-complex="bold"/>
    </style:style>
    <style:style style:name="P8" style:family="paragraph" style:parent-style-name="Standard">
      <style:text-properties fo:font-weight="bold" officeooo:rsid="0021ed08" officeooo:paragraph-rsid="0021ed08" style:font-weight-asian="bold" style:font-weight-complex="bold"/>
    </style:style>
    <style:style style:name="P9" style:family="paragraph" style:parent-style-name="Standard">
      <style:text-properties fo:font-weight="bold" officeooo:rsid="00231a75" officeooo:paragraph-rsid="00231a75" style:font-weight-asian="bold" style:font-weight-complex="bold"/>
    </style:style>
    <style:style style:name="P10" style:family="paragraph" style:parent-style-name="Standard">
      <style:text-properties officeooo:rsid="0021bd2b" officeooo:paragraph-rsid="0021bd2b"/>
    </style:style>
    <style:style style:name="P11" style:family="paragraph" style:parent-style-name="Standard">
      <style:text-properties officeooo:paragraph-rsid="0021ed08"/>
    </style:style>
    <style:style style:name="P12" style:family="paragraph" style:parent-style-name="Standard">
      <style:text-properties fo:font-weight="normal" officeooo:rsid="0021ed08" officeooo:paragraph-rsid="0021ed08" style:font-weight-asian="normal" style:font-weight-complex="normal"/>
    </style:style>
    <style:style style:name="P13" style:family="paragraph" style:parent-style-name="Standard">
      <style:text-properties officeooo:rsid="00231a75" officeooo:paragraph-rsid="00231a75"/>
    </style:style>
    <style:style style:name="P14" style:family="paragraph" style:parent-style-name="Standard">
      <style:text-properties officeooo:rsid="0023257b" officeooo:paragraph-rsid="0023257b"/>
    </style:style>
    <style:style style:name="P15" style:family="paragraph" style:parent-style-name="Standard">
      <style:text-properties officeooo:rsid="0023257b" officeooo:paragraph-rsid="00256150"/>
    </style:style>
    <style:style style:name="P16" style:family="paragraph" style:parent-style-name="Standard">
      <style:text-properties officeooo:rsid="0023257b" officeooo:paragraph-rsid="0023257b" loext:padding="0cm" loext:border="none"/>
    </style:style>
    <style:style style:name="P17" style:family="paragraph" style:parent-style-name="Standard">
      <style:text-properties officeooo:rsid="0023257b" officeooo:paragraph-rsid="00256150" loext:padding="0cm" loext:border="none"/>
    </style:style>
    <style:style style:name="P18" style:family="paragraph" style:parent-style-name="Standard">
      <style:text-properties officeooo:rsid="0024f3d0" officeooo:paragraph-rsid="0024f3d0"/>
    </style:style>
    <style:style style:name="P19" style:family="paragraph" style:parent-style-name="Standard">
      <style:text-properties officeooo:rsid="00256150" officeooo:paragraph-rsid="00256150"/>
    </style:style>
    <style:style style:name="P20" style:family="paragraph" style:parent-style-name="Standard">
      <style:text-properties officeooo:rsid="00256150" officeooo:paragraph-rsid="00256150" loext:padding="0cm" loext:border="none"/>
    </style:style>
    <style:style style:name="P21" style:family="paragraph" style:parent-style-name="Standard">
      <style:text-properties officeooo:rsid="00267c8d" officeooo:paragraph-rsid="00267c8d"/>
    </style:style>
    <style:style style:name="P22" style:family="paragraph" style:parent-style-name="Standard">
      <style:text-properties style:text-underline-style="solid" style:text-underline-width="auto" style:text-underline-color="font-color" fo:font-weight="bold" officeooo:rsid="00267c8d" officeooo:paragraph-rsid="00267c8d" style:font-weight-asian="bold" style:font-weight-complex="bold"/>
    </style:style>
    <style:style style:name="P23" style:family="paragraph" style:parent-style-name="Standard">
      <style:text-properties officeooo:rsid="0027317e" officeooo:paragraph-rsid="0027317e"/>
    </style:style>
    <style:style style:name="P24" style:family="paragraph" style:parent-style-name="Standard">
      <style:text-properties officeooo:rsid="0021ed08" officeooo:paragraph-rsid="0021ed08" loext:padding="0cm" loext:border="none"/>
    </style:style>
    <style:style style:name="P25" style:family="paragraph" style:parent-style-name="Standard">
      <style:text-properties officeooo:rsid="002a05f0" officeooo:paragraph-rsid="002a05f0"/>
    </style:style>
    <style:style style:name="P26" style:family="paragraph" style:parent-style-name="Standard">
      <style:paragraph-properties fo:break-before="page"/>
      <style:text-properties officeooo:rsid="002a05f0" officeooo:paragraph-rsid="002a05f0"/>
    </style:style>
    <style:style style:name="P27" style:family="paragraph" style:parent-style-name="Standard">
      <style:text-properties officeooo:rsid="002bc6ab" officeooo:paragraph-rsid="002bc6ab"/>
    </style:style>
    <style:style style:name="P28" style:family="paragraph" style:parent-style-name="Standard">
      <style:text-properties officeooo:rsid="002bc6ab" officeooo:paragraph-rsid="002c0a88"/>
    </style:style>
    <style:style style:name="P29" style:family="paragraph" style:parent-style-name="Standard">
      <style:text-properties officeooo:rsid="002bc6ab" officeooo:paragraph-rsid="002cff22"/>
    </style:style>
    <style:style style:name="P30" style:family="paragraph" style:parent-style-name="Standard">
      <style:text-properties officeooo:rsid="002c0a88" officeooo:paragraph-rsid="002c0a88"/>
    </style:style>
    <style:style style:name="P31" style:family="paragraph" style:parent-style-name="Standard">
      <style:text-properties officeooo:rsid="002c0a88" officeooo:paragraph-rsid="002cff22"/>
    </style:style>
    <style:style style:name="P32" style:family="paragraph" style:parent-style-name="Standard">
      <style:text-properties officeooo:rsid="002c0a88" officeooo:paragraph-rsid="002c0a88" fo:background-color="#f10d0c"/>
    </style:style>
    <style:style style:name="P33" style:family="paragraph" style:parent-style-name="Standard">
      <style:text-properties officeooo:rsid="002c0a88" officeooo:paragraph-rsid="002cff22" fo:background-color="#f10d0c"/>
    </style:style>
    <style:style style:name="P34" style:family="paragraph" style:parent-style-name="Standard">
      <style:text-properties officeooo:rsid="002cff22" officeooo:paragraph-rsid="002cff22" fo:background-color="#f10d0c"/>
    </style:style>
    <style:style style:name="P35" style:family="paragraph" style:parent-style-name="Standard">
      <style:text-properties officeooo:rsid="002cff22" officeooo:paragraph-rsid="002cff22"/>
    </style:style>
    <style:style style:name="P36" style:family="paragraph" style:parent-style-name="Standard">
      <style:text-properties officeooo:rsid="002cff22" officeooo:paragraph-rsid="002cff22" fo:background-color="transparent"/>
    </style:style>
    <style:style style:name="P37" style:family="paragraph" style:parent-style-name="Standard">
      <style:text-properties officeooo:rsid="002e526a" officeooo:paragraph-rsid="002e526a" fo:background-color="transparent"/>
    </style:style>
    <style:style style:name="P38" style:family="paragraph" style:parent-style-name="Standard">
      <style:text-properties officeooo:rsid="001fdeb6" officeooo:paragraph-rsid="002cff22"/>
    </style:style>
    <style:style style:name="P39" style:family="paragraph" style:parent-style-name="Standard">
      <style:text-properties fo:font-size="18pt" officeooo:rsid="002e526a" officeooo:paragraph-rsid="002e526a" fo:background-color="#ff0000" style:font-size-asian="18pt" style:font-size-complex="18pt"/>
    </style:style>
    <style:style style:name="P40" style:family="paragraph" style:parent-style-name="Standard">
      <style:text-properties officeooo:rsid="0030c871" officeooo:paragraph-rsid="0030c871"/>
    </style:style>
    <style:style style:name="T1" style:family="text">
      <style:text-properties officeooo:rsid="0021ed08"/>
    </style:style>
    <style:style style:name="T2" style:family="text">
      <style:text-properties loext:padding="0cm" loext:border="none"/>
    </style:style>
    <style:style style:name="T3" style:family="text">
      <style:text-properties fo:font-weight="bold" officeooo:rsid="001fdeb6" style:font-weight-asian="bold" style:font-weight-complex="bold"/>
    </style:style>
    <style:style style:name="T4" style:family="text">
      <style:text-properties officeooo:rsid="00231a75" loext:padding="0cm" loext:border="none"/>
    </style:style>
    <style:style style:name="T5" style:family="text">
      <style:text-properties officeooo:rsid="00290f7a"/>
    </style:style>
    <style:style style:name="T6" style:family="text">
      <style:text-properties officeooo:rsid="002a05f0"/>
    </style:style>
    <style:style style:name="T7" style:family="text">
      <style:text-properties officeooo:rsid="002bc6ab" loext:padding="0cm" loext:border="none"/>
    </style:style>
    <style:style style:name="T8" style:family="text">
      <style:text-properties fo:background-color="#f10d0c" loext:char-shading-value="0"/>
    </style:style>
    <style:style style:name="T9" style:family="text">
      <style:text-properties fo:background-color="#f10d0c" loext:char-shading-value="0" loext:padding="0cm" loext:border="none"/>
    </style:style>
    <style:style style:name="T10" style:family="text">
      <style:text-properties officeooo:rsid="002c0a88" loext:padding="0cm" loext:border="none"/>
    </style:style>
    <style:style style:name="T11" style:family="text">
      <style:text-properties officeooo:rsid="002cff22" loext:padding="0cm" loext:border="none"/>
    </style:style>
    <style:style style:name="T12" style:family="text">
      <style:text-properties fo:background-color="#ffff00" loext:char-shading-value="0" loext:padding="0cm" loext:border="none"/>
    </style:style>
    <style:style style:name="T13" style:family="text">
      <style:text-properties officeooo:rsid="0030fffb" fo:background-color="#ffff00" loext:char-shading-value="0" loext:padding="0cm" loext:border="none"/>
    </style:style>
    <style:style style:name="T14" style:family="text">
      <style:text-properties fo:background-color="#ff0000" loext:char-shading-value="0" loext:padding="0cm" loext:border="none"/>
    </style:style>
    <style:style style:name="T15" style:family="text">
      <style:text-properties officeooo:rsid="00300f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text:span text:style-name="T6">5</text:span></text:p>
      <text:p text:style-name="P2"><text:s text:c="3"/><text:span text:style-name="T5">Nota de avance <text:s/></text:span><text:span text:style-name="T15">40</text:span></text:p>
      <text:p text:style-name="P25">Punto venta</text:p>
      <text:p text:style-name="P25"/>
      <text:p text:style-name="P27">CRUD Proveedores</text:p>
      <text:p text:style-name="P32"><text:span text:style-name="T2">No FUNKA</text:span></text:p>
      <text:p text:style-name="P27">Los imputs del Create deben estar visibles D1</text:p>
      <text:p text:style-name="P27">No permite registrar por un error en el numero telefónico que nunca indica cual es Y NO HAY MANERA DE QUE INGRESE EL REGISTTRO (DE LAS PRIMERAS COSAS QUE INDIQUCAMO: <text:span text:style-name="T8">NO SE EXIGEN REGISTROS INDISPENSABLES</text:span>)</text:p>
      <text:p text:style-name="P27"/>
      <text:p text:style-name="P27"/>
      <text:p text:style-name="P27"/>
      <text:p text:style-name="P27"/>
      <text:p text:style-name="P27"/>
      <text:p text:style-name="P27">CRUD Impuesto</text:p>
      <text:p text:style-name="P27">Los imputs del Create deben estar visibles D1</text:p>
      <text:p text:style-name="P27">PERMITE INGRESAR UN REGISTRO CON EL MISMO NOMBRE<text:span text:style-name="T2">💀</text:span></text:p>
      <text:p text:style-name="P27"><text:span text:style-name="T2">Eliminar: permite eliminar un registro, pero si lo quiero crear de nuevo lo permite, cuando lo que debe hacer es mostrar los registros con bit de estado 0, para que el usuario lo pueda habilitar de nuevo. SINO PA QUE BIT ESTADO</text:span></text:p>
      <text:p text:style-name="P40"><text:span text:style-name="T2">Al poner un impuesto en bit 0 Inactivo → Agregar fecha fin vigencia</text:span></text:p>
      <text:p text:style-name="P40"><text:span text:style-name="T2">impuestofechainiciovigencia</text:span></text:p>
      <text:p text:style-name="P40"><text:span text:style-name="T2">impuestofechafirvigencia</text:span></text:p>
      <text:p text:style-name="P27"><text:span text:style-name="T2"/></text:p>
      <text:p text:style-name="P27"><text:span text:style-name="T2"/></text:p>
      <text:p text:style-name="P27"><text:span text:style-name="T2"/></text:p>
      <text:p text:style-name="P30"><text:span text:style-name="T2">CRUD Direcciones</text:span></text:p>
      <text:p text:style-name="P28"><text:span text:style-name="T2">Los imputs del Create </text:span><text:span text:style-name="T10">AQUI SI </text:span><text:span text:style-name="T2"><text:s/>esta</text:span><text:span text:style-name="T10">n</text:span><text:span text:style-name="T2"> visibles D1</text:span></text:p>
      <text:p text:style-name="P28"><text:span text:style-name="T9">NO SE EXIGEN REGISTROS INDISPENSABLES</text:span><text:span text:style-name="T2">)</text:span></text:p>
      <text:p text:style-name="P30"><text:span text:style-name="T2">Que es ese campo Distancia (tipo entero)??????????</text:span></text:p>
      <text:p text:style-name="P30"><text:span text:style-name="T2">CON QUIEN SE RELACIONA ESTE REGISTRO DE DIRECCIÓN</text:span><text:span text:style-name="T7">💀</text:span></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CRUD Telefono</text:span></text:p>
      <text:p text:style-name="P32"><text:span text:style-name="T2">No FUNKA</text:span></text:p>
      <text:p text:style-name="P28"><text:span text:style-name="T2">Los imputs del Create deben estar visibles D1</text:span></text:p>
      <text:p text:style-name="P30"><text:span text:style-name="T2">No carga la lista de proveedores (ni tampoco permite registrar proveedores)</text:span></text:p>
      <text:p text:style-name="P30"><text:span text:style-name="T9">NUMERO MOVIL PIDE EXTENSION</text:span><text:span text:style-name="T7">💀</text:span></text:p>
      <text:p text:style-name="P35"><text:span text:style-name="T7">N</text:span><text:span text:style-name="T2">o permite agregar mas de un numero telefónico a un proveedor</text:span></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7"/></text:p>
      <text:p text:style-name="P35"><text:soft-page-break/><text:span text:style-name="T7">C</text:span><text:span text:style-name="T2">RUD Categorías</text:span></text:p>
      <text:p text:style-name="P33"><text:span text:style-name="T2">No FUNKA </text:span><text:span text:style-name="T11">no hace nada no da ningun mensaje de error</text:span></text:p>
      <text:p text:style-name="P29"><text:span text:style-name="T2">Los imputs del Create deben estar visibles D1</text:span></text:p>
      <text:p text:style-name="P35"><text:span text:style-name="T2">Como ESTADO un imput????????????????????????????</text:span></text:p>
      <text:p text:style-name="P35"><text:span text:style-name="T2"/></text:p>
      <text:p text:style-name="P35"><text:span text:style-name="T7">C</text:span><text:span text:style-name="T2">RUD Categorías</text:span></text:p>
      <text:p text:style-name="P29"><text:span text:style-name="T2">Los imputs del Create deben estar visibles D1</text:span></text:p>
      <text:p text:style-name="P35"><text:span text:style-name="T2">Si el registro es duplicado no inserta y no da ningun mensaje de error</text:span></text:p>
      <text:p text:style-name="P29"><text:span text:style-name="T2">Eliminar: permite eliminar un registro, pero si lo quiero crear de nuevo lo permite, cuando lo que debe hacer es mostrar los registros con bit de estado 0, para que el usuario lo pueda habilitar de nuevo. SINO PA QUE BIT ESTADO</text:span></text:p>
      <text:p text:style-name="P29"><text:span text:style-name="T2"/></text:p>
      <text:p text:style-name="P35"><text:span text:style-name="T2">CRUD Proveedor</text:span></text:p>
      <text:p text:style-name="P33"><text:span text:style-name="T2">No FUNKA </text:span><text:span text:style-name="T11">no carga ni el único registro de proveedor que tiene</text:span></text:p>
      <text:p text:style-name="P31"><text:span text:style-name="T7">💀</text:span></text:p>
      <text:p text:style-name="P31"><text:span text:style-name="T7"/></text:p>
      <text:p text:style-name="P35"><text:span text:style-name="T2">CRUD Tipo compra</text:span></text:p>
      <text:p text:style-name="P34"><text:span text:style-name="T2">EXPLOTA</text:span></text:p>
      <text:p text:style-name="P34"><text:span text:style-name="T2"/></text:p>
      <text:p text:style-name="P36"><text:span text:style-name="T2">CRUD Producto</text:span></text:p>
      <text:p text:style-name="P34"><text:span text:style-name="T2">Que ese crud </text:span></text:p>
      <text:p text:style-name="P36"><text:span text:style-name="T2">imput idProducto???????????</text:span></text:p>
      <text:p text:style-name="P36"><text:span text:style-name="T2">imput idSubcategoría??????????????</text:span></text:p>
      <text:p text:style-name="P36"><text:span text:style-name="T2"/></text:p>
      <text:p text:style-name="P37"><text:span text:style-name="T2">CRUD Producto</text:span></text:p>
      <text:p text:style-name="P39"><text:span text:style-name="T2">Explota</text:span></text:p>
      <text:p text:style-name="P37"><text:span text:style-name="T2">Imagen un </text:span><text:span text:style-name="T14">imput</text:span></text:p>
      <text:p text:style-name="P37"><text:span text:style-name="T2">Categoria <text:s/></text:span><text:span text:style-name="T14">imput</text:span></text:p>
      <text:p text:style-name="P37"><text:span text:style-name="T2">Subcategoría <text:s/></text:span><text:span text:style-name="T14">imput</text:span></text:p>
      <text:p text:style-name="P37"><text:span text:style-name="T2"/></text:p>
      <text:p text:style-name="P37"><text:span text:style-name="T2">Tag Precio → Precio Compra</text:span></text:p>
      <text:p text:style-name="P37"><text:span text:style-name="T2">Falta atributo </text:span><text:span text:style-name="T12">Marca</text:span></text:p>
      <text:p text:style-name="P37"><text:span text:style-name="T2">Falta atributo </text:span><text:span text:style-name="T12">Presentación </text:span><text:span text:style-name="T13">(1l 1/2l 2k 1/2kg)</text:span></text:p>
      <text:p text:style-name="P37"><text:span text:style-name="T2"/></text:p>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07:08:25.099782417</meta:creation-date>
    <dc:date>2024-09-10T09:17:45.560264500</dc:date>
    <meta:editing-duration>PT25M2S</meta:editing-duration>
    <meta:editing-cycles>8</meta:editing-cycles>
    <meta:generator>LibreOffice/24.2.5.2$Linux_X86_64 LibreOffice_project/d6e8b0f3fc6e8af2b00cf4969fd0d2fa45b9a62e</meta:generator>
    <meta:document-statistic meta:table-count="0" meta:image-count="0" meta:object-count="0" meta:page-count="2" meta:paragraph-count="50" meta:word-count="342" meta:character-count="2055" meta:non-whitespace-character-count="1755"/>
  </office:meta>
</office:document-meta>
</file>